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25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95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gr16" style:family="graphic" style:parent-style-name="standard">
      <style:graphic-properties draw:stroke="none" draw:fill="none" fo:min-height="15.861cm"/>
    </style:style>
    <style:style style:name="gr17" style:family="graphic" style:parent-style-name="standard">
      <style:graphic-properties draw:stroke="none" draw:fill="none" fo:min-height="15.51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99ff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99ff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99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99ff" fo:font-size="16pt" style:font-size-asian="16pt" style:font-size-complex="16pt"/>
    </style:style>
    <style:style style:name="T17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color="#000000" fo:font-size="16pt" style:text-underline-style="none" style:font-size-asian="16pt" style:font-size-complex="16pt"/>
    </style:style>
    <style:style style:name="T19" style:family="text">
      <style:text-properties fo:color="#0099ff" fo:font-size="16pt" style:text-underline-style="none" style:font-size-asian="16pt" style:font-size-complex="16pt"/>
    </style:style>
    <style:style style:name="T20" style:family="text">
      <style:text-properties fo:color="#c0c0c0" fo:font-size="20pt" style:font-size-asian="20pt" style:font-size-complex="2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color="#0099ff" fo:font-size="18pt" style:font-size-asian="18pt" style:font-size-complex="18pt"/>
    </style:style>
    <style:style style:name="T26" style:family="text">
      <style:text-properties fo:color="#000000" fo:font-size="18pt" style:font-size-asian="18pt" style:font-size-complex="18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color="#0099ff" fo:font-size="32pt" style:font-size-asian="32pt" style:font-size-complex="32pt"/>
    </style:style>
    <style:style style:name="T30" style:family="text">
      <style:text-properties fo:color="#000000" fo:font-size="32pt" style:font-size-asian="32pt" style:font-size-complex="32pt"/>
    </style:style>
    <style:style style:name="T31" style:family="text">
      <style:text-properties fo:color="#0099ff" fo:font-size="26pt" style:font-size-asian="26pt" style:font-size-complex="26pt"/>
    </style:style>
    <style:style style:name="T32" style:family="text"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color="#000000" fo:font-size="26pt" style:font-size-asian="26pt" style:font-size-complex="26pt"/>
    </style:style>
    <style:style style:name="T34" style:family="text">
      <style:text-properties fo:color="#0099ff"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color="#0099ff" fo:font-size="22pt" style:text-underline-style="solid" style:text-underline-width="auto" style:text-underline-color="font-color" style:font-size-asian="22pt" style:font-size-complex="22pt"/>
    </style:style>
    <style:style style:name="T36" style:family="text">
      <style:text-properties fo:color="#000000" fo:font-size="22pt" style:text-underline-style="none" style:font-size-asian="22pt" style:font-size-complex="22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0099ff" fo:font-size="22pt" style:font-size-asian="22pt" style:font-size-complex="22pt"/>
    </style:style>
    <style:style style:name="T39" style:family="text">
      <style:text-properties fo:color="#000000" fo:font-size="22pt" style:font-size-asian="22pt" style:font-size-complex="22pt"/>
    </style:style>
    <style:style style:name="T40" style:family="text">
      <style:text-properties fo:color="#000000" fo:font-size="28pt" style:font-size-asian="28pt" style:font-size-complex="28pt"/>
    </style:style>
    <style:style style:name="T41" style:family="text">
      <style:text-properties fo:color="#000000" fo:font-size="80pt" style:font-size-asian="80pt" style:font-size-complex="80pt"/>
    </style:style>
    <style:style style:name="T42" style:family="text">
      <style:text-properties fo:color="#00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3" draw:layer="layout" svg:width="23.418cm" svg:height="10.403cm" svg:x="2.567cm" svg:y="6.314cm">
          <draw:text-box>
            <text:p><text:span text:style-name="T3">Jean-Michel Delettre.</text:span></text:p>
            <text:p><text:span text:style-name="T3"/></text:p>
            <text:p><text:span text:style-name="T3">Depuis 2001/2002 : </text:span></text:p>
            <text:p><text:span text:style-name="T3"><text:tab/></text:span><text:span text:style-name="T3">- développeur d'applications web en Flash et AS (1 , 2 , 3)</text:span></text:p>
            <text:p><text:span text:style-name="T3"/></text:p>
            <text:p text:style-name="P1"><text:span text:style-name="T3">-- Exclusion du FlashPlayer sur mobiles --</text:span></text:p>
            <text:p><text:span text:style-name="T3"/></text:p>
            <text:p><text:span text:style-name="T3">Depuis 2 ans : développeur d'applications web mais HTML5 </text:span></text:p>
            <text:p><text:span text:style-name="T3">et JavaScript moderne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25.157cm" svg:height="17.21cm" svg:x="2.41cm" svg:y="1.127cm">
          <draw:text-box>
            <text:p><text:span text:style-name="T3">... Souhaitant continuer avec un langage similaire à AS3 ou Java :</text:span></text:p>
            <text:p text:style-name="P1"><text:span text:style-name="T4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Haxe3 +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Haxe étant multi-cibles </text:span></text:p>
            <text:p text:style-name="P1"><text:span text:style-name="T5">les exemples sont transposables</text:span></text:p>
          </draw:text-box>
        </draw:frame>
        <draw:custom-shape draw:style-name="gr5" draw:text-style-name="P1" draw:layer="layout" svg:width="2.017cm" svg:height="1.205cm" svg:x="11.116cm" svg:y="7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8.47cm" svg:y="7.9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6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7">qui corrige plein de coquilles, d'erreurs bêtes</text:span></text:p>
            <text:p text:style-name="P1"><text:span text:style-name="T7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8">someNativeInstance.myMethod()</text:span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6">« using »</text:span></text:p>
          </draw:text-box>
        </draw:frame>
        <draw:frame draw:style-name="gr8" draw:text-style-name="P9" draw:layer="layout" svg:width="12.522cm" svg:height="0.882cm" svg:x="7.428cm" svg:y="0.473cm">
          <draw:text-box>
            <text:p text:style-name="P1"><text:span text:style-name="T9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6.065cm" svg:height="16.575cm" svg:x="1.048cm" svg:y="2.987cm">
          <draw:text-box>
            <text:p><text:span text:style-name="T7">Nous allons voir un Exemple réel avec « String » ,</text:span></text:p>
            <text:p><text:span text:style-name="T7"/></text:p>
            <text:p text:style-name="P4"><text:span text:style-name="T7">où je considère que les chaines de caractères contiennent de la syntaxe CSS</text:span></text:p>
            <text:p text:style-name="P4"><text:span text:style-name="T7"/></text:p>
            <text:p text:style-name="P4"><text:span text:style-name="T7">ex:</text:span></text:p>
            <text:p text:style-name="P4"><text:span text:style-name="T10"><text:s/></text:span><text:span text:style-name="T11">''.someCssClass p''</text:span><text:span text:style-name="T12"> <text:s/>: </text:span><text:span text:style-name="T13">Tous les </text:span><text:span text:style-name="T14">p</text:span><text:span text:style-name="T13"> inclus dans toutes les balises de classe css </text:span><text:span text:style-name="T15">someCssClass</text:span></text:p>
            <text:p text:style-name="P4"><text:span text:style-name="T11"><text:s/></text:span><text:span text:style-name="T11">''#myCtnr #myDivId'' </text:span><text:span text:style-name="T12">:</text:span><text:span text:style-name="T13"> L'élément d'id </text:span><text:span text:style-name="T16">myDivId </text:span><text:span text:style-name="T13">se trouvant dans celui d'id </text:span><text:span text:style-name="T16">#myCtnr</text:span></text:p>
            <text:p text:style-name="P4"><text:span text:style-name="T16"><text:s/></text:span><text:span text:style-name="T11">''div.menu , ul.menu'</text:span><text:span text:style-name="T16">' </text:span><text:span text:style-name="T13">: Les éléments de classe </text:span><text:span text:style-name="T16">menu</text:span><text:span text:style-name="T13"> </text:span><text:span text:style-name="T17">étant</text:span><text:span text:style-name="T18"> des </text:span><text:span text:style-name="T19">div</text:span><text:span text:style-name="T18"> ou </text:span><text:span text:style-name="T19">ul </text:span><text:span text:style-name="T18">(liste).</text:span><text:span text:style-name="T18"><text:line-break/></text:span><text:span text:style-name="T18"> <text:s text:c="44"/>mais pas de </text:span><text:span text:style-name="T19">p</text:span><text:span text:style-name="T18"> ou </text:span><text:span text:style-name="T19">span</text:span><text:span text:style-name="T18"> par exemple.</text:span></text:p>
            <text:p text:style-name="P4"><text:span text:style-name="T7"/></text:p>
            <text:p text:style-name="P4"><text:span text:style-name="T7"/></text:p>
            <text:p text:style-name="P4"><text:span text:style-name="T10">note: système très précis de ciblage, déjà utilisé par jQuery ...et JS à présent.</text:span></text:p>
            <text:p text:style-name="P4"><text:span text:style-name="T7"/></text:p>
            <text:p><text:span text:style-name="T10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10"><text:tab/></text:span></text:p>
            <text:p><text:span text:style-name="T10"><text:tab/></text:span><text:span text:style-name="T10">Méthodes ajoutées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get()</text:span><text:span text:style-name="T12"> =&gt; renvoie un seul élément HTML.</text:span></text:p>
            <text:p><text:span text:style-name="T12"/></text:p>
            <text:p><text:span text:style-name="T12"/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#myDivId''.get().appendChild(elem) ;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''#myCtnrId .h1''.get().textContent = someTitle ;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2">qui va assigner le 1er &lt;h1&gt; se trouvant dans le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conteneur de l'appli.</text:span></text:p>
            <text:p><text:span text:style-name="T11"><text:tab/></text:span><text:span text:style-name="T11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10"><text:tab/></text:span></text:p>
            <text:p><text:span text:style-name="T10"><text:tab/></text:span><text:span text:style-name="T10">Méthodes ajoutées (suite):</text:span></text:p>
            <text:p><text:span text:style-name="T10"/></text:p>
            <text:p><text:span text:style-name="T10"/></text:p>
            <text:p><text:span text:style-name="T10"/></text:p>
            <text:p><text:span text:style-name="T11"><text:tab/></text:span><text:span text:style-name="T11"><text:tab/></text:span><text:span text:style-name="T11">all() </text:span><text:span text:style-name="T12">=&gt; renvoie un tableau (Array) d'éléments html.</text:span></text:p>
            <text:p><text:span text:style-name="T12"/></text:p>
            <text:p><text:span text:style-name="T12"/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.someCssClass''.all();</text:span></text:p>
            <text:p><text:span text:style-name="T11"><text:tab/></text:span><text:span text:style-name="T11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5" draw:layer="layout" svg:width="25.62cm" svg:height="16.883cm" svg:x="1.362cm" svg:y="1.888cm">
          <draw:text-box>
            <text:p><text:span text:style-name="T10"><text:tab/></text:span></text:p>
            <text:p><text:span text:style-name="T10"><text:tab/></text:span><text:span text:style-name="T10">Méthodes ajoutées (suite)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on() <text:s/></text:span><text:span text:style-name="T12">=&gt; équivalent de addEventListener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(soit ajout d'une fonction qui sera exécutée sur une action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... <text:s text:c="2"/>en plus court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et en pouvant passer au listener un paramètre</text:span><text:span text:style-name="T12"><text:tab/>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ce paramètre est un objet Dynamic ou typé)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2">Note: N'existe pas en JS ni en AS mais en jQuery !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''div.menu''.on(''click'',someListener,false,someObject) 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// pose un listener sur toutes les div de classe css ''menu''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text:s text:c="3"/></text:span><text:span text:style-name="T11">et lui passe un objet (ou mieux Typdef pour les haxeurs).</text:span></text:p>
            <text:p><text:span text:style-name="T11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off() </text:span><text:span text:style-name="T12">=&gt; c'est l'inverse, à savoir removeEventListener()</text:span><text:span text:style-name="T12"><text:line-break/></text:span><text:span text:style-name="T12"><text:tab/></text:span><text:span text:style-name="T12"><text:tab/></text:span><text:span text:style-name="T12"><text:tab/></text:span><text:span text:style-name="T12"> <text:s text:c="5"/>sauf que aucun paramètre n'est passé.</text:span></text:p>
            <text:p><text:span text:style-name="T11"/></text:p>
            <text:p><text:span text:style-name="T11"/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5" draw:layer="layout" svg:width="24.284cm" svg:height="17.445cm" svg:x="1.938cm" svg:y="1.888cm">
          <draw:text-box>
            <text:p><text:span text:style-name="T10"><text:tab/></text:span></text:p>
            <text:p><text:span text:style-name="T10"><text:tab/></text:span><text:span text:style-name="T10">Méthodes ajoutées (suite)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2">note: Idée non généralisée que je ne suis pas sûr de continuer.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lider() </text:span><text:span text:style-name="T12">=&gt; équivalent à new Slider(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1"><text:line-break/></text:span><text:span text:style-name="T11"><text:tab/></text:span><text:span text:style-name="T11"><text:tab/></text:span><text:span text:style-name="T12">au lieu de</text:span></text:p>
            <text:p><text:span text:style-name="T11"><text:tab/></text:span><text:span text:style-name="T11"><text:tab/></text:span><text:span text:style-name="T11"><text:tab/></text:span><text:span text:style-name="T11">var s= new Slider();</text:span></text:p>
            <text:p><text:span text:style-name="T11"><text:tab/></text:span><text:span text:style-name="T11"><text:tab/></text:span><text:span text:style-name="T11"><text:tab/></text:span><text:span text:style-name="T11">s.into=''#sliderCtnrId'' ;</text:span></text:p>
            <text:p><text:span text:style-name="T11"/></text:p>
            <text:p><text:span text:style-name="T11"><text:tab/></text:span><text:span text:style-name="T11"><text:tab/></text:span><text:span text:style-name="T12">on fait:</text:span></text:p>
            <text:p><text:span text:style-name="T11"><text:tab/></text:span><text:span text:style-name="T11"><text:tab/></text:span><text:span text:style-name="T11"><text:tab/></text:span><text:span text:style-name="T20">[var s=] </text:span><text:span text:style-name="T11">"#sliderCtnrId".slider(); 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2">// renvoie aussi l'instance du Slider</text:span></text:p>
            <text:p><text:span text:style-name="T12"><text:tab/></text:span><text:span text:style-name="T12"><text:tab/></text:span><text:span text:style-name="T12"><text:tab/></text:span><text:span text:style-name="T12">// le slider est visible dans la page.</text:span></text:p>
            <text:p><text:span text:style-name="T13"/></text:p>
            <text:p><text:span text:style-name="T13"/></text:p>
            <text:p><text:span text:style-name="T13"/></text:p>
            <text:p><text:span text:style-name="T13">nb: api vidéo de mozilla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6cm" svg:y="2.383cm">
          <draw:text-box>
            <text:p><text:span text:style-name="T3"/></text:p>
            <text:p><text:span text:style-name="T21">Avant de voir syntaxe et principe sur sources</text:span></text:p>
            <text:p><text:span text:style-name="T21"/></text:p>
            <text:p><text:span text:style-name="T7">[facultatif]</text:span><text:span text:style-name="T7"><text:tab/></text:span></text:p>
            <text:p><text:span text:style-name="T8"/></text:p>
            <text:p><text:span text:style-name="T8"/></text:p>
            <text:p><text:span text:style-name="T22">Les odp/pdf et programmes sont sur gitHub:</text:span></text:p>
            <text:p><text:span text:style-name="T22"/></text:p>
            <text:p><text:span text:style-name="T23"><text:a xlink:href="https://github.com/flashline/haxetelier8">https://github.com/flashline/haxetelier8</text:a></text:span><text:span text:style-name="T3"> &gt; [download zip]</text:span></text:p>
            <text:p><text:span text:style-name="T3"/></text:p>
            <text:p><text:span text:style-name="T3"><text:tab/></text:span><text:span text:style-name="T3">pas de dépendance...</text:span></text:p>
            <text:p><text:span text:style-name="T24"/></text:p>
            <text:p><text:span text:style-name="T3">...sauf installer Haxe :</text:span></text:p>
            <text:p><text:span text:style-name="T3"/></text:p>
            <text:p><text:span text:style-name="T24"><text:a xlink:href="http://haxe.org/download/">http://haxe.org/download/</text:a></text:span></text:p>
            <text:p><text:span text:style-name="T8"/></text:p>
          </draw:text-box>
        </draw:frame>
        <draw:frame draw:style-name="gr10" draw:text-style-name="P11" draw:layer="layout" svg:width="10.453cm" svg:height="1.348cm" svg:x="7.885cm" svg:y="0.472cm">
          <draw:text-box>
            <text:p text:style-name="P1"><text:span text:style-name="T7">Break github et ha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7cm" svg:y="2.383cm">
          <draw:text-box>
            <text:p><text:span text:style-name="T3"/></text:p>
            <text:p><text:span text:style-name="T3"><text:tab/></text:span><text:span text:style-name="T3">Principe et syntaxe :</text:span></text:p>
            <text:p><text:span text:style-name="T3"/></text:p>
            <text:p><text:span text:style-name="T3"/></text:p>
            <text:p><text:span text:style-name="T3"><text:tab/></text:span><text:span text:style-name="T3">Ouvrir prog appelant :</text:span><text:span text:style-name="T3"><text:line-break/></text:span><text:span text:style-name="T3"/></text:p>
            <text:p><text:span text:style-name="T12">samples/using/src/</text:span><text:span text:style-name="T11">Main.hx</text:span><text:span text:style-name="T12"> <text:s/></text:span><text:span text:style-name="T3"><text:s/></text:span></text:p>
            <text:p><text:span text:style-name="T12"/></text:p>
            <text:p><text:span text:style-name="T22"><text:tab/></text:span><text:span text:style-name="T12">puis la classe :</text:span></text:p>
            <text:p><text:span text:style-name="T12"/></text:p>
            <text:p><text:span text:style-name="T12">samples/classes/Apix/apix/common/util/</text:span><text:span text:style-name="T11">StringExtender.hx</text:span></text:p>
            <text:p><text:span text:style-name="T12"/></text:p>
            <text:p><text:span text:style-name="T11"><text:tab/></text:span><text:span text:style-name="T12">puis (facultatif) <text:s/>:</text:span></text:p>
            <text:p><text:span text:style-name="T8"/></text:p>
            <text:p><text:span text:style-name="T12">samples/UICompo/src/</text:span><text:span text:style-name="T11">Main.hx</text:span></text:p>
          </draw:text-box>
        </draw:frame>
        <draw:frame draw:style-name="gr10" draw:text-style-name="P11" draw:layer="layout" svg:width="9.588cm" svg:height="1.348cm" svg:x="8.751cm" svg:y="0.472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3" draw:text-style-name="P5" draw:layer="layout" svg:width="24.284cm" svg:height="20.335cm" svg:x="1.781cm" svg:y="1.05cm">
          <draw:text-box>
            <text:p><text:span text:style-name="T21">Exemple d'abstraction avec « using »</text:span></text:p>
            <text:p><text:span text:style-name="T21">un même code pour plusieurs 'api' cibles (js,flash,etc) :</text:span></text:p>
            <text:p><text:span text:style-name="T21"/></text:p>
            <text:p><text:span text:style-name="T25">#if js </text:span><text:span text:style-name="T25"><text:tab/></text:span></text:p>
            <text:p><text:span text:style-name="T25"><text:tab/></text:span><text:span text:style-name="T25">import js.html.Element; </text:span></text:p>
            <text:p><text:span text:style-name="T25"><text:tab/></text:span><text:span text:style-name="T25">using apix.common.display.ElementExtender;</text:span></text:p>
            <text:p><text:span text:style-name="T25"><text:tab/></text:span><text:span text:style-name="T25">typedef Elem = Element;</text:span></text:p>
            <text:p><text:span text:style-name="T25">#else if flash</text:span><text:span text:style-name="T25"><text:tab/></text:span></text:p>
            <text:p><text:span text:style-name="T25"><text:tab/></text:span><text:span text:style-name="T25">import flash.display.Sprite;</text:span></text:p>
            <text:p><text:span text:style-name="T25"><text:tab/></text:span><text:span text:style-name="T25">using apix.common.display.SpriteExtender;</text:span></text:p>
            <text:p><text:span text:style-name="T25"><text:tab/></text:span><text:span text:style-name="T25">typedef Elem = Sprite;</text:span></text:p>
            <text:p><text:span text:style-name="T25"><text:tab/></text:span><text:span text:style-name="T25">//to continue !</text:span></text:p>
            <text:p><text:span text:style-name="T25">#else</text:span></text:p>
            <text:p><text:span text:style-name="T25">// TODO</text:span></text:p>
            <text:p><text:span text:style-name="T25">#end</text:span></text:p>
            <text:p><text:span text:style-name="T11"/></text:p>
            <text:p><text:span text:style-name="T11"/></text:p>
            <text:p><text:span text:style-name="T26">// utiliser </text:span><text:span text:style-name="T25">Elem</text:span><text:span text:style-name="T26"> dans le code </text:span></text:p>
            <text:p><text:span text:style-name="T26">// avec les méthodes des </text:span><text:span text:style-name="T25">xxxExtender</text:span><text:span text:style-name="T13"> (ou méthodes communes si existent).</text:span></text:p>
            <text:p><text:span text:style-name="T25"/></text:p>
            <text:p><text:span text:style-name="T12">Voir sources</text:span><text:span text:style-name="T13"> : </text:span></text:p>
            <text:p><text:span text:style-name="T13"><text:tab/></text:span><text:span text:style-name="T12">sample/classes/Apix/apix/ui/slider/</text:span><text:span text:style-name="T8">Slider.hx</text:span><text:span text:style-name="T11"> </text:span><text:span text:style-name="T12">dont elem,addChild()</text:span><text:span text:style-name="T13"> </text:span></text:p>
            <text:p><text:span text:style-name="T13"><text:tab/></text:span><text:span text:style-name="T13">[sample/classes/Apix/apix/common/display/</text:span><text:span text:style-name="T25">ElementExtender.hx</text:span><text:span text:style-name="T13"> ]</text:span><text:span text:style-name="T13"><text:tab/></text:span></text:p>
            <text:p><text:span text:style-name="T25"/></text:p>
            <text:p><text:span text:style-name="T13">Note: Ceci est une piste de réflexion...OpenFL ou Cocktail gère ce problème avec une api commune. ex OpenFL rend l'api flash compilable pour toutes les plateformes ; et Cocktail :</text:span></text:p>
            <text:p><text:span text:style-name="T13">html/js =&gt; flash =&gt; OpenFl</text:span></text:p>
            <text:p><text:span text:style-name="T13"><text:s/></text:span></text:p>
          </draw:text-box>
        </draw:frame>
        <draw:frame draw:style-name="gr10" draw:text-style-name="P13" draw:layer="layout" svg:width="5.501cm" svg:height="1.043cm" svg:x="21.953cm" svg:y="0.315cm">
          <draw:text-box>
            <text:p text:style-name="P12"><text:span text:style-name="T10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4" draw:text-style-name="P14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27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9">note: Plein d' « extern » sont sur : </text:span><text:span text:style-name="T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4" draw:layer="layout" svg:width="22.902cm" svg:height="16.058cm" svg:x="2.396cm" svg:y="3.51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28">Babylon*</text:span></text:p>
            <text:p text:style-name="P1"><text:span text:style-name="T28"/></text:p>
            <text:p text:style-name="P1"><text:span text:style-name="T29"/></text:p>
            <text:p text:style-name="P1"><text:span text:style-name="T5"/></text:p>
            <text:p text:style-name="P4"><text:span text:style-name="T10">* de David Catuhe <text:s/></text:span><text:span text:style-name="T10"><text:a xlink:href="https://twitter.com/deltakosh">@deltakosh</text:a></text:span><text:span text:style-name="T10"> <text:s text:c="11"/></text:span><text:span text:style-name="T10"><text:a xlink:href="http://www.babylonjs.com/">http://www.babylonjs.com/</text:a></text:span></text:p>
            <text:p text:style-name="P4"><text:span text:style-name="T10"/></text:p>
            <text:p text:style-name="P4"><text:span text:style-name="T10"/></text:p>
            <text:p text:style-name="P4"><text:span text:style-name="T10">download de l'extern : </text:span><text:span text:style-name="T10"><text:a xlink:href="https://github.com/flashline/Babylon-X">https://github.com/flashline/Babylon-X</text:a></text:span></text:p>
            <text:p text:style-name="P4"><text:span text:style-name="T10"/></text:p>
  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9">(existe déjà dans github haxetelier8)</text:span><text:span text:style-name="T10"> </text:span></text:p>
            <text:p text:style-name="P4"><text:span text:style-name="T9"><text:tab/></text:span></text:p>
            <text:p text:style-name="P4"><text:span text:style-name="T3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6" draw:text-style-name="P1" draw:layer="layout" svg:width="24.808cm" svg:height="16.111cm" svg:x="1.519cm" svg:y="4.008cm">
          <draw:text-box>
            <text:p text:style-name="P1"><text:span text:style-name="T5">Voir : </text:span></text:p>
            <text:p text:style-name="P1"><text:span text:style-name="T29">samples/extern/bin/meshTransform.html</text:span></text:p>
            <text:p text:style-name="P1"><text:span text:style-name="T29"/></text:p>
            <text:p text:style-name="P1"><text:span text:style-name="T30">puis l'extern :</text:span></text:p>
            <text:p text:style-name="P1"><text:span text:style-name="T31">samples/classes/Babylon-X/babylonx/cameras/Camera.hx</text:span></text:p>
            <text:p text:style-name="P1"><text:span text:style-name="T31"/></text:p>
            <text:p text:style-name="P1"><text:span text:style-name="T30">puis le programme appelant :</text:span></text:p>
            <text:p text:style-name="P1"><text:span text:style-name="T31">samples/extern/src/cameras/MeshTransform.hx </text:span><text:span text:style-name="T13">ou</text:span><text:span text:style-name="T31"> Test.hx</text:span></text:p>
            <text:p text:style-name="P1"><text:span text:style-name="T31"/></text:p>
            <text:p text:style-name="P1"><text:span text:style-name="T32"/></text:p>
          </draw:text-box>
        </draw:frame>
        <draw:frame draw:style-name="gr8" draw:text-style-name="P7" draw:layer="layout" svg:width="9.221cm" svg:height="1.826cm" svg:x="10.114cm" svg:y="1.154cm">
          <draw:text-box>
            <text:p text:style-name="P1"><text:span text:style-name="T6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7" draw:text-style-name="P1" draw:layer="layout" svg:width="24.23cm" svg:height="15.762cm" svg:x="1.9cm" svg:y="2.886cm">
          <draw:text-box>
            <text:p text:style-name="P1"><text:span text:style-name="T5"/></text:p>
            <text:p text:style-name="P1"><text:span text:style-name="T31"/></text:p>
            <text:p text:style-name="P1"><text:span text:style-name="T33">Les exécutables :</text:span></text:p>
            <text:p text:style-name="P1"><text:span text:style-name="T34"/></text:p>
            <text:p text:style-name="P1"><text:span text:style-name="T34"/></text:p>
            <text:p text:style-name="P1"><text:span text:style-name="T35"><text:a xlink:href="http://localhost/__HAXE/haxetelier 8/samples/extern/bin/">http://localhost/__HAXE/haxetelier%208/samples/extern/bin/</text:a></text:span></text:p>
            <text:p text:style-name="P1"><text:span text:style-name="T35"/></text:p>
            <text:p text:style-name="P1"><text:span text:style-name="T35"/></text:p>
            <text:p text:style-name="P1"><text:span text:style-name="T36">ou en ligne :</text:span></text:p>
            <text:p text:style-name="P1"><text:span text:style-name="T36"/></text:p>
            <text:p text:style-name="P1"><text:span text:style-name="T35"><text:a xlink:href="http://www.pixaline.net/intra/3djs/">http://www.pixaline.net/intra/3djs/</text:a></text:span></text:p>
            <text:p text:style-name="P1"><text:span text:style-name="T35"/></text:p>
            <text:p text:style-name="P1"><text:span text:style-name="T35"/></text:p>
          </draw:text-box>
        </draw:frame>
        <draw:frame draw:style-name="gr8" draw:text-style-name="P7" draw:layer="layout" svg:width="9.221cm" svg:height="1.826cm" svg:x="9.146cm" svg:y="0.656cm">
          <draw:text-box>
            <text:p text:style-name="P1"><text:span text:style-name="T6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8" draw:text-style-name="P2" draw:layer="layout" svg:width="22.713cm" svg:height="17.558cm" svg:x="2.462cm" svg:y="0.839cm">
          <draw:text-box>
            <text:p text:style-name="P1"><text:span text:style-name="T1">FIN</text:span></text:p>
            <text:p text:style-name="P1"><text:span text:style-name="T37">...prochain sujet : Apache </text:span><text:span text:style-name="T38">Cordova </text:span></text:p>
            <text:p text:style-name="P1"><text:span text:style-name="T39">(~ Libre de Adobe</text:span><text:span text:style-name="T38"> PhoneGap</text:span><text:span text:style-name="T39">)</text:span></text:p>
            <text:p text:style-name="P1"><text:span text:style-name="T39"/></text:p>
            <text:p text:style-name="P1"><text:span text:style-name="T39">création d'(applications mobiles hybrides.</text:span></text:p>
            <text:p text:style-name="P1"><text:span text:style-name="T39"/></text:p>
            <text:p text:style-name="P1"><text:span text:style-name="T39">soit le cycle complet : </text:span><text:span text:style-name="T38">Haxe-&gt;JS-&gt;Cordova-&gt;Android playStore</text:span></text:p>
            <text:p text:style-name="P1"><text:span text:style-name="T38"/></text:p>
            <text:p text:style-name="P1"><text:span text:style-name="T40">(API très fiable !)</text:span><text:span text:style-name="T40"><text:line-break/></text:span><text:span text:style-name="T40"/></text:p>
            <text:p text:style-name="P1"><text:span text:style-name="T13">[ questions ? ]</text:span></text:p>
            <text:p text:style-name="P1"><text:span text:style-name="T39"/></text:p>
            <text:p text:style-name="P1"><text:span text:style-name="T41">Haxe </text:span><text:span text:style-name="T42">+</text:span></text:p>
            <text:p text:style-name="P1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6H27M25S</meta:editing-duration>
    <meta:editing-cycles>93</meta:editing-cycles>
    <dc:date>2014-10-26T19:02:35.90</dc:date>
    <dc:creator>jean michel delettre</dc:creator>
    <meta:generator>OpenOffice.org/3.2$Win32 OpenOffice.org_project/320m18$Build-9502</meta:generator>
    <meta:document-statistic meta:object-count="105"/>
  </office:meta>
</office:document-meta>
</file>